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 Slashed1" svg:font-family="'Droid Sans Mono Slashed'"/>
    <style:font-face style:name="JetBrains Mono" svg:font-family="'JetBrains Mono'" style:font-family-generic="modern"/>
    <style:font-face style:name="Liberation Mono1" svg:font-family="'Liberation Mono'" style:font-family-generic="modern" style:font-pitch="fixed"/>
    <style:font-face style:name="Droid Sans Mono Slashed" svg:font-family="'Droid Sans Mono Slashed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617cm"/>
      <style:paragraph-properties style:writing-mode="lr-tb"/>
    </style:style>
    <style:style style:name="gr2" style:family="graphic" style:parent-style-name="standard">
      <style:graphic-properties draw:fill-color="#ed1c24" draw:opacity="21%" draw:textarea-horizontal-align="justify" draw:textarea-vertical-align="middle" draw:auto-grow-height="false" fo:min-height="0.314cm" fo:min-width="5.282cm"/>
    </style:style>
    <style:style style:name="gr3" style:family="graphic" style:parent-style-name="standard">
      <style:graphic-properties draw:fill-color="#ed1c24" draw:opacity="21%" draw:textarea-horizontal-align="justify" draw:textarea-vertical-align="middle" draw:auto-grow-height="false" fo:min-height="0.314cm" fo:min-width="1.254cm"/>
    </style:style>
    <style:style style:name="gr4" style:family="graphic" style:parent-style-name="standard">
      <style:graphic-properties draw:opacity="20%" draw:textarea-horizontal-align="justify" draw:textarea-vertical-align="middle" draw:auto-grow-height="false" fo:min-height="1.584cm" fo:min-width="6.668cm"/>
      <style:paragraph-properties style:writing-mode="lr-tb"/>
    </style:style>
    <style:style style:name="gr5" style:family="graphic" style:parent-style-name="standard">
      <style:graphic-properties draw:opacity="20%" draw:textarea-horizontal-align="justify" draw:textarea-vertical-align="middle" draw:auto-grow-height="false" fo:min-height="1.126cm" fo:min-width="12.306cm"/>
    </style:style>
    <style:style style:name="gr6" style:family="graphic" style:parent-style-name="standard">
      <style:graphic-properties draw:opacity="20%" draw:textarea-horizontal-align="justify" draw:textarea-vertical-align="middle" draw:auto-grow-height="false" fo:min-height="1.092cm" fo:min-width="12.31cm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2.363cm" fo:min-width="12.172cm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0.825cm" fo:min-width="4.21cm"/>
      <style:paragraph-properties style:writing-mode="lr-tb"/>
    </style:style>
    <style:style style:name="gr9" style:family="graphic" style:parent-style-name="standard">
      <style:graphic-properties draw:fill-color="#ed1c24" draw:opacity="21%" draw:textarea-horizontal-align="justify" draw:textarea-vertical-align="middle" draw:auto-grow-height="false" fo:min-height="0.772cm" fo:min-width="4.252cm"/>
      <style:paragraph-properties style:writing-mode="lr-tb"/>
    </style:style>
    <style:style style:name="gr10" style:family="graphic" style:parent-style-name="standard">
      <style:graphic-properties draw:fill-color="#ed1c24" draw:opacity="21%" draw:textarea-horizontal-align="justify" draw:textarea-vertical-align="middle" draw:auto-grow-height="false" fo:min-height="0.314cm" fo:min-width="7.727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opacity="20%" draw:textarea-horizontal-align="justify" draw:textarea-vertical-align="middle" draw:auto-grow-height="false" fo:min-height="4.084cm" fo:min-width="13.628cm"/>
    </style:style>
    <style:style style:name="gr13" style:family="graphic" style:parent-style-name="standard">
      <style:graphic-properties draw:fill-color="#ed1c24" draw:opacity="21%" draw:textarea-horizontal-align="justify" draw:textarea-vertical-align="middle" draw:auto-grow-height="false" fo:min-height="0.314cm" fo:min-width="12.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15" style:family="graphic" style:parent-style-name="standard">
      <style:graphic-properties draw:fill-color="#5eb91e" draw:opacity="21%" draw:textarea-horizontal-align="justify" draw:textarea-vertical-align="middle" draw:auto-grow-height="false" fo:min-height="0.314cm" fo:min-width="2.732cm"/>
    </style:style>
    <style:style style:name="gr16" style:family="graphic" style:parent-style-name="standard">
      <style:graphic-properties draw:fill-color="#ff6d6d" draw:opacity="21%" draw:textarea-horizontal-align="justify" draw:textarea-vertical-align="middle" draw:auto-grow-height="false" fo:min-height="0.314cm" fo:min-width="2.732cm"/>
    </style:style>
    <style:style style:name="gr17" style:family="graphic" style:parent-style-name="standard">
      <style:graphic-properties draw:fill-color="#729fcf" draw:opacity="21%" draw:textarea-horizontal-align="justify" draw:textarea-vertical-align="middle" draw:auto-grow-height="false" fo:min-height="0.314cm" fo:min-width="2.732cm"/>
    </style:style>
    <style:style style:name="gr18" style:family="graphic" style:parent-style-name="standard">
      <style:graphic-properties draw:fill-color="#e8a202" draw:opacity="21%" draw:textarea-horizontal-align="justify" draw:textarea-vertical-align="middle" draw:auto-grow-height="false" fo:min-height="2.196cm" fo:min-width="8.714cm"/>
    </style:style>
    <style:style style:name="gr19" style:family="graphic" style:parent-style-name="standard">
      <style:graphic-properties draw:fill-color="#ffffff" draw:opacity="20%" draw:textarea-horizontal-align="justify" draw:textarea-vertical-align="middle" draw:auto-grow-height="false" fo:min-height="0.825cm" fo:min-width="4.21cm"/>
      <style:paragraph-properties style:writing-mode="lr-tb"/>
    </style:style>
    <style:style style:name="gr20" style:family="graphic" style:parent-style-name="standard">
      <style:graphic-properties draw:fill-color="#ffffff" draw:opacity="21%" draw:textarea-horizontal-align="justify" draw:textarea-vertical-align="middle" draw:auto-grow-height="false" fo:min-height="0.772cm" fo:min-width="4.252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  <style:paragraph-properties style:writing-mode="lr-tb"/>
    </style:style>
    <style:style style:name="gr23" style:family="graphic" style:parent-style-name="standard">
      <style:graphic-properties draw:fill-color="#ed1c24" draw:opacity="21%" draw:textarea-horizontal-align="justify" draw:textarea-vertical-align="middle" draw:auto-grow-height="false" fo:min-height="0.314cm" fo:min-width="10.053cm"/>
    </style:style>
    <style:style style:name="gr24" style:family="graphic" style:parent-style-name="standard">
      <style:graphic-properties draw:fill-color="#5eb91e" draw:opacity="21%" draw:textarea-horizontal-align="justify" draw:textarea-vertical-align="middle" draw:auto-grow-height="false" fo:min-height="0.314cm" fo:min-width="0.4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text-properties style:use-window-font-color="true" style:font-name="Liberation Mono1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" style:family="paragraph">
      <loext:graphic-properties draw:fill-color="#ed1c24" draw:opacity="21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20%"/>
      <style:paragraph-properties fo:text-align="center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fo:font-size="15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opacity="20%"/>
      <style:paragraph-properties fo:text-align="center"/>
      <style:text-properties fo:font-size="18pt"/>
    </style:style>
    <style:style style:name="P9" style:family="paragraph">
      <loext:graphic-properties draw:fill-color="#ed1c24" draw:opacity="21%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1" style:family="paragraph">
      <loext:graphic-properties draw:fill-color="#5eb91e" draw:opacity="21%"/>
      <style:paragraph-properties fo:text-align="center"/>
    </style:style>
    <style:style style:name="P12" style:family="paragraph">
      <loext:graphic-properties draw:fill-color="#ff6d6d" draw:opacity="21%"/>
      <style:paragraph-properties fo:text-align="center"/>
    </style:style>
    <style:style style:name="P13" style:family="paragraph">
      <loext:graphic-properties draw:fill-color="#729fcf" draw:opacity="21%"/>
      <style:paragraph-properties fo:text-align="center"/>
    </style:style>
    <style:style style:name="P14" style:family="paragraph">
      <loext:graphic-properties draw:fill-color="#e8a202" draw:opacity="21%"/>
      <style:paragraph-properties fo:text-align="center"/>
    </style:style>
    <style:style style:name="P15" style:family="paragraph">
      <style:paragraph-properties fo:text-align="center"/>
      <style:text-properties fo:font-size="13pt"/>
    </style:style>
    <style:style style:name="P16" style:family="paragraph">
      <loext:graphic-properties draw:fill-color="#ffffff" draw:opacity="20%"/>
      <style:paragraph-properties fo:text-align="center"/>
      <style:text-properties fo:font-size="13pt"/>
    </style:style>
    <style:style style:name="P17" style:family="paragraph">
      <loext:graphic-properties draw:fill-color="#ffffff" draw:opacity="21%"/>
      <style:paragraph-properties fo:text-align="center"/>
      <style:text-properties fo:font-size="13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5pt" fo:language="zxx" fo:country="none" fo:font-style="normal" fo:text-shadow="none" style:text-underline-style="none" fo:font-weight="normal" style:letter-kerning="true" style:font-name-asian="Droid Sans Mono Slashed1" style:font-size-asian="15pt" style:language-asian="zxx" style:country-asian="none" style:font-style-asian="normal" style:font-weight-asian="normal" style:font-name-complex="Droid Sans Mono Slashed1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Mono1" fo:font-size="15pt" fo:language="zxx" fo:country="none" style:font-size-asian="15pt" style:language-asian="zxx" style:country-asian="none" style:font-size-complex="15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17.526cm" svg:height="9.867cm" svg:x="5.588cm" svg:y="2.794cm">
          <draw:text-box>
            <text:p><text:span text:style-name="T1">#####################</text:span><text:span text:style-name="T1"><text:line-break/></text:span><text:span text:style-name="T1">Showing code examples</text:span><text:span text:style-name="T1"><text:line-break/></text:span><text:span text:style-name="T1">#####################</text:span><text:span text:style-name="T1"><text:line-break/></text:span><text:span text:style-name="T1"/></text:p>
            <text:p><text:span text:style-name="T2">In almost :ref:`all manuals &lt;guide&gt;` </text:span></text:p>
            <text:p><text:span text:style-name="T2">you need to show examples like::</text:span></text:p>
            <text:p><text:span text:style-name="T2"/></text:p>
            <text:p><text:span text:style-name="T2"><text:tab/></text:span><text:span text:style-name="T2">def add(one, two):</text:span></text:p>
            <text:p><text:span text:style-name="T2"><text:s text:c="4"/></text:span><text:span text:style-name="T2"><text:tab/></text:span><text:span text:style-name="T2">return one + two</text:span></text:p>
            <text:p><text:span text:style-name="T2"/></text:p>
            <text:p><text:span text:style-name="T2">Styled in ``monospace font`` with</text:span></text:p>
            <text:p><text:span text:style-name="T2">optional syntax highlighting. |rst|</text:span></text:p>
            <text:p><text:span text:style-name="T2">offers many options when it comes to</text:span></text:p>
            <text:p><text:span text:style-name="T2">showing such examples.</text:span></text:p>
            <text:p><text:span text:style-name="T2"/></text:p>
          </draw:text-box>
        </draw:frame>
        <draw:custom-shape draw:style-name="gr2" draw:text-style-name="P2" draw:layer="layout" svg:width="5.842cm" svg:height="0.624cm" svg:x="8.949cm" svg:y="8.8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814cm" svg:height="0.624cm" svg:x="15.222cm" svg:y="9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366cm" svg:height="2.032cm" svg:x="5.489cm" svg:y="2.794cm">
          <text:p text:style-name="P3"><text:s text:c="1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2.954cm" svg:height="1.524cm" svg:x="5.47cm" svg:y="5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2.954cm" svg:height="1.486cm" svg:x="5.43cm" svg:y="6.8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2.954cm" svg:height="2.895cm" svg:x="5.428cm" svg:y="8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4.826cm" svg:height="1.191cm" svg:x="20.828cm" svg:y="2.794cm">
          <text:p text:style-name="P3">block el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862cm" svg:height="1.132cm" svg:x="20.828cm" svg:y="4.202cm">
          <text:p text:style-name="P3">inline elem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8.287cm" svg:height="0.624cm" svg:x="8.985cm" svg:y="5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17.526cm" svg:height="9.867cm" svg:x="5.588cm" svg:y="2.794cm">
          <draw:text-box>
            <text:p text:style-name="P6"><text:span text:style-name="T1">Language to highlight is set as an argument of</text:span></text:p>
            <text:p text:style-name="P6"><text:span text:style-name="T1">The :ref:`code-block &lt;code-block-directive&gt;`.</text:span></text:p>
            <text:p text:style-name="P6"><text:span text:style-name="T1"/></text:p>
            <text:p text:style-name="P6"><text:span text:style-name="T1">.. code-block:: javascript</text:span></text:p>
            <text:p text:style-name="P6"><text:span text:style-name="T1"><text:s text:c="3"/></text:span><text:span text:style-name="T1">:linenos:</text:span></text:p>
            <text:p text:style-name="P6"><text:span text:style-name="T1"><text:s text:c="3"/></text:span></text:p>
            <text:p text:style-name="P6"><text:span text:style-name="T1"><text:s text:c="3"/></text:span><text:span text:style-name="T1">// shows 0, then 1, then 2</text:span></text:p>
            <text:p text:style-name="P6"><text:span text:style-name="T1"><text:s text:c="3"/></text:span><text:span text:style-name="T1">For (let i = 0; i &lt; 3; i++) {</text:span></text:p>
            <text:p text:style-name="P6"><text:span text:style-name="T1"><text:s text:c="6"/></text:span><text:span text:style-name="T1">alert(i)</text:span></text:p>
            <text:p text:style-name="P6"><text:span text:style-name="T1"><text:s text:c="3"/></text:span><text:span text:style-name="T1">}</text:span></text:p>
          </draw:text-box>
        </draw:frame>
        <draw:custom-shape draw:style-name="gr12" draw:text-style-name="P4" draw:layer="layout" svg:width="14.224cm" svg:height="4.43cm" svg:x="5.842cm" svg:y="4.65cm">
          <text:p/>
          <draw:enhanced-geometry svg:viewBox="0 0 21600 21600" draw:path-stretchpoint-x="10800" draw:path-stretchpoint-y="10800" draw:text-areas="?f3 ?f4 ?f5 ?f6" draw:type="round-rectangle" draw:modifiers="804.3331076506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826cm" svg:height="1.191cm" svg:x="21.082cm" svg:y="4.143cm">
          <text:p text:style-name="P7">direc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862cm" svg:height="1.132cm" svg:x="21.046cm" svg:y="2.678cm">
          <text:p text:style-name="P7">ro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2.7cm" svg:height="0.624cm" svg:x="7.112cm" svg:y="3.4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14" draw:text-style-name="P1" draw:layer="layout" svg:width="14.224cm" svg:height="4.458cm" svg:x="6.64cm" svg:y="5.624cm">
          <draw:text-box>
            <text:p><text:span text:style-name="T1">.. code-block:: javascript</text:span></text:p>
            <text:p><text:span text:style-name="T1"><text:s text:c="3"/></text:span><text:span text:style-name="T1">:linenos:</text:span></text:p>
            <text:p><text:span text:style-name="T1"/></text:p>
            <text:p><text:span text:style-name="T1"><text:s text:c="3"/></text:span><text:span text:style-name="T1">// shows 0, then 1, then 2</text:span></text:p>
            <text:p><text:span text:style-name="T1"><text:s text:c="3"/></text:span><text:span text:style-name="T1">for (let i = 0; i &lt; 3; i++) {</text:span></text:p>
            <text:p><text:span text:style-name="T1"><text:s text:c="5"/></text:span><text:span text:style-name="T1">alert(i);</text:span></text:p>
            <text:p><text:span text:style-name="T1"><text:s text:c="3"/></text:span><text:span text:style-name="T1">}</text:span></text:p>
          </draw:text-box>
        </draw:frame>
        <draw:custom-shape draw:style-name="gr15" draw:text-style-name="P11" xml:id="id2" draw:id="id2" draw:layer="layout" svg:width="3.292cm" svg:height="0.624cm" svg:x="7.772cm" svg:y="5.7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4" draw:id="id4" draw:layer="layout" svg:width="3.292cm" svg:height="0.624cm" svg:x="11.906cm" svg:y="5.7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6" draw:id="id6" draw:layer="layout" svg:width="3.292cm" svg:height="0.624cm" svg:x="7.772cm" svg:y="6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8" draw:id="id8" draw:layer="layout" svg:width="9.278cm" svg:height="2.51cm" svg:x="7.776cm" svg:y="7.5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8.67992766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xml:id="id3" draw:id="id3" draw:layer="layout" svg:width="4.826cm" svg:height="1.191cm" svg:x="15.276cm" svg:y="3.889cm">
          <text:p text:style-name="P15">argu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xml:id="id1" draw:id="id1" draw:layer="layout" svg:width="4.862cm" svg:height="1.132cm" svg:x="4.318cm" svg:y="3.81cm">
          <text:p text:style-name="P15">nam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xml:id="id5" draw:id="id5" draw:layer="layout" svg:width="4.826cm" svg:height="1.191cm" svg:x="17.562cm" svg:y="6.175cm">
          <text:p text:style-name="P15">o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xml:id="id7" draw:id="id7" draw:layer="layout" svg:width="4.826cm" svg:height="1.191cm" svg:x="17.556cm" svg:y="9.652cm">
          <text:p text:style-name="P15">cont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8" draw:layer="layout" draw:type="curve" svg:x1="9.18cm" svg:y1="4.376cm" svg:x2="9.418cm" svg:y2="5.764cm" draw:start-shape="id1" draw:start-glue-point="1" draw:end-shape="id2" draw:end-glue-point="0" svg:d="M9180 4376c159 0 238 462 238 1388" svg:viewBox="0 0 239 1389">
          <text:p/>
        </draw:connector>
        <draw:connector draw:style-name="gr21" draw:text-style-name="P18" draw:layer="layout" draw:type="curve" svg:x1="15.276cm" svg:y1="4.484cm" svg:x2="13.552cm" svg:y2="5.764cm" draw:start-shape="id3" draw:start-glue-point="3" draw:end-shape="id4" draw:end-glue-point="0" svg:d="M15276 4484c-1150 0-1724 426-1724 1280" svg:viewBox="0 0 1725 1281">
          <text:p/>
        </draw:connector>
        <draw:connector draw:style-name="gr21" draw:text-style-name="P18" draw:layer="layout" draw:type="curve" svg:x1="17.562cm" svg:y1="6.77cm" svg:x2="11.064cm" svg:y2="6.722cm" draw:start-shape="id5" draw:start-glue-point="3" draw:end-shape="id6" draw:end-glue-point="1" svg:d="M17562 6770c-4872 0-1623-48-6498-48" svg:viewBox="0 0 6499 49">
          <text:p/>
        </draw:connector>
        <draw:connector draw:style-name="gr21" draw:text-style-name="P18" draw:layer="layout" draw:type="curve" svg:x1="19.969cm" svg:y1="9.652cm" svg:x2="17.054cm" svg:y2="8.827cm" draw:start-shape="id7" draw:start-glue-point="0" draw:end-shape="id8" draw:end-glue-point="1" svg:d="M19969 9652c0-550-971-825-2915-825" svg:viewBox="0 0 2916 826">
          <text:p/>
        </draw:connector>
        <presentation:notes draw:style-name="dp1">
          <office:forms form:automatic-focus="false" form:apply-design-mode="false"/>
          <draw:page-thumbnail draw:style-name="gr11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draw:style-name="gr22" draw:text-style-name="P1" draw:layer="layout" svg:width="19.558cm" svg:height="1.453cm" svg:x="0.762cm" svg:y="8.467cm">
          <draw:text-box>
            <text:p><text:span text:style-name="T1">For details see :ref:`code-</text:span><text:span text:style-name="T1">block &lt;code-block-</text:span><text:span text:style-name="T1">directive&gt;`.</text:span></text:p>
          </draw:text-box>
        </draw:frame>
        <draw:custom-shape draw:style-name="gr23" draw:text-style-name="P2" xml:id="id11" draw:id="id11" draw:layer="layout" svg:width="10.613cm" svg:height="0.624cm" svg:x="7.903cm" svg:y="8.5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1.03cm" svg:height="0.624cm" svg:x="6.337cm" svg:y="8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xml:id="id10" draw:id="id10" draw:layer="layout" svg:width="4.826cm" svg:height="1.191cm" svg:x="12.674cm" svg:y="5.842cm">
          <text:p text:style-name="P15">argu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xml:id="id9" draw:id="id9" draw:layer="layout" svg:width="4.862cm" svg:height="1.132cm" svg:x="6.962cm" svg:y="5.901cm">
          <text:p text:style-name="P15">nam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8" draw:layer="layout" draw:type="curve" svg:x1="9.393cm" svg:y1="7.033cm" svg:x2="6.952cm" svg:y2="8.566cm" draw:start-shape="id9" draw:start-glue-point="2" svg:d="M9393 7033c0 1527-2441 761-2441 1533" svg:viewBox="0 0 2442 1534">
          <text:p/>
        </draw:connector>
        <draw:connector draw:style-name="gr21" draw:text-style-name="P18" draw:layer="layout" draw:type="curve" svg:x1="15.087cm" svg:y1="7.033cm" svg:x2="13.209cm" svg:y2="8.572cm" draw:start-shape="id10" draw:start-glue-point="2" draw:end-shape="id11" draw:end-glue-point="0" svg:d="M15087 7033c0 1155-1878 386-1878 1539" svg:viewBox="0 0 1879 1540">
          <text:p/>
        </draw:connector>
        <presentation:notes draw:style-name="dp1">
          <office:forms form:automatic-focus="false" form:apply-design-mode="false"/>
          <draw:page-thumbnail draw:style-name="gr11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 Slashed1" svg:font-family="'Droid Sans Mono Slashed'"/>
    <style:font-face style:name="JetBrains Mono" svg:font-family="'JetBrains Mono'" style:font-family-generic="modern"/>
    <style:font-face style:name="Liberation Mono1" svg:font-family="'Liberation Mono'" style:font-family-generic="modern" style:font-pitch="fixed"/>
    <style:font-face style:name="Droid Sans Mono Slashed" svg:font-family="'Droid Sans Mono Slashed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8T14:10:26.011298511</meta:creation-date>
    <dc:date>2021-03-01T17:15:01.997892797</dc:date>
    <meta:editing-duration>PT6H37M58S</meta:editing-duration>
    <meta:editing-cycles>10</meta:editing-cycles>
    <meta:generator>LibreOffice/6.4.6.2$Linux_X86_64 LibreOffice_project/40$Build-2</meta:generator>
    <meta:document-statistic meta:object-count="64"/>
  </office:meta>
</office:document-meta>
</file>